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10" style:family="table-column">
      <style:table-column-properties fo:break-before="auto" style:column-width="14.623cm"/>
    </style:style>
    <style:style style:name="co8" style:family="table-column">
      <style:table-column-properties fo:break-before="auto" style:column-width="8.075cm"/>
    </style:style>
    <style:style style:name="co9" style:family="table-column">
      <style:table-column-properties fo:break-before="auto" style:column-width="12.042cm"/>
    </style:style>
    <style:style style:name="co7" style:family="table-column">
      <style:table-column-properties fo:break-before="auto" style:column-width="4.82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73cm" fo:break-before="auto" style:use-optimal-row-height="true"/>
    </style:style>
    <style:style style:name="ro14" style:family="table-row">
      <style:table-row-properties style:row-height="0.473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 style:family="table-cell" style:parent-style-name="Default" style:data-style-name="N36"/>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9">
          <table:table-cell table:style-name="ce2" office:value-type="string">
            <text:p>Check List Agile Development</text:p>
          </table:table-cell>
          <table:table-cell office:value-type="string">
            <text:p>http://www.codeproject.com/KB/architecture/AgileDevelopment.aspx</text:p>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default-cell-style-name="Default"/>
        <table:table-column table:style-name="co1" table:number-columns-repeated="7" table:default-cell-style-name="Default"/>
        <table:table-column table:style-name="co1" table:number-columns-repeated="2" table:default-cell-style-name="ce1"/>
        <table:table-column table:style-name="co1" table:number-columns-repeated="2" table:default-cell-style-name="Default"/>
        <table:table-row table:style-name="ro1">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table:style-name="Default" office:value-type="string">
            <text:p>FechaAsignacion</text:p>
          </table:table-cell>
          <table:table-cell table:style-name="Default" office:value-type="string">
            <text:p>FechaPresentacion</text:p>
          </table:table-cell>
          <table:table-cell office:value-type="string">
            <text:p>Nota</text:p>
          </table:table-cell>
          <table:table-cell office:value-type="string">
            <text:p>TotalDias</text:p>
          </table:table-cell>
        </table:table-row>
        <table:table-row table:style-name="ro1">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office:value-type="date" office:date-value="2003-02-01">
            <text:p>01/02/2003</text:p>
          </table:table-cell>
          <table:table-cell office:value-type="date" office:date-value="2003-09-01">
            <text:p>01/09/2003</text:p>
          </table:table-cell>
          <table:table-cell office:value-type="float" office:value="8.5">
            <text:p>8,5</text:p>
          </table:table-cell>
          <table:table-cell office:value-type="float" office:value="212">
            <text:p>212</text:p>
          </table:table-cell>
        </table:table-row>
        <table:table-row table:style-name="ro14">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4">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4">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4">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office:value-type="date" office:date-value="2003-02-01">
            <text:p>01/02/2003</text:p>
          </table:table-cell>
          <table:table-cell office:value-type="date" office:date-value="2003-09-01">
            <text:p>01/09/2003</text:p>
          </table:table-cell>
          <table:table-cell office:value-type="float" office:value="8.75">
            <text:p>8,75</text:p>
          </table:table-cell>
          <table:table-cell office:value-type="float" office:value="212">
            <text:p>212</text:p>
          </table:table-cell>
        </table:table-row>
        <table:table-row table:style-name="ro14">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office:value-type="date" office:date-value="2004-02-01">
            <text:p>01/02/2004</text:p>
          </table:table-cell>
          <table:table-cell office:value-type="date" office:date-value="2004-09-01">
            <text:p>01/09/2004</text:p>
          </table:table-cell>
          <table:table-cell office:value-type="float" office:value="9.5">
            <text:p>9,5</text:p>
          </table:table-cell>
          <table:table-cell office:value-type="float" office:value="213">
            <text:p>213</text:p>
          </table:table-cell>
        </table:table-row>
        <table:table-row table:style-name="ro14">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office:value-type="date" office:date-value="2004-02-01">
            <text:p>01/02/2004</text:p>
          </table:table-cell>
          <table:table-cell office:value-type="date" office:date-value="2004-09-01">
            <text:p>01/09/2004</text:p>
          </table:table-cell>
          <table:table-cell office:value-type="float" office:value="8.5">
            <text:p>8,5</text:p>
          </table:table-cell>
          <table:table-cell office:value-type="float" office:value="213">
            <text:p>213</text:p>
          </table:table-cell>
        </table:table-row>
        <table:table-row table:style-name="ro14">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office:value-type="date" office:date-value="2003-02-01">
            <text:p>01/02/2003</text:p>
          </table:table-cell>
          <table:table-cell office:value-type="date" office:date-value="2004-09-01">
            <text:p>01/09/2004</text:p>
          </table:table-cell>
          <table:table-cell office:value-type="float" office:value="7">
            <text:p>7</text:p>
          </table:table-cell>
          <table:table-cell office:value-type="float" office:value="578">
            <text:p>578</text:p>
          </table:table-cell>
        </table:table-row>
        <table:table-row table:style-name="ro14">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office:value-type="date" office:date-value="2004-02-01">
            <text:p>01/02/2004</text:p>
          </table:table-cell>
          <table:table-cell office:value-type="date" office:date-value="2004-09-01">
            <text:p>01/09/2004</text:p>
          </table:table-cell>
          <table:table-cell office:value-type="float" office:value="7.5">
            <text:p>7,5</text:p>
          </table:table-cell>
          <table:table-cell office:value-type="float" office:value="213">
            <text:p>213</text:p>
          </table:table-cell>
        </table:table-row>
        <table:table-row table:style-name="ro14">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office:value-type="date" office:date-value="2004-02-01">
            <text:p>01/02/2004</text:p>
          </table:table-cell>
          <table:table-cell office:value-type="date" office:date-value="2004-09-01">
            <text:p>01/09/2004</text:p>
          </table:table-cell>
          <table:table-cell office:value-type="float" office:value="7">
            <text:p>7</text:p>
          </table:table-cell>
          <table:table-cell office:value-type="float" office:value="213">
            <text:p>213</text:p>
          </table:table-cell>
        </table:table-row>
        <table:table-row table:style-name="ro14">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office:value-type="date" office:date-value="2004-02-01">
            <text:p>01/02/2004</text:p>
          </table:table-cell>
          <table:table-cell office:value-type="date" office:date-value="2005-02-01">
            <text:p>01/02/2005</text:p>
          </table:table-cell>
          <table:table-cell office:value-type="float" office:value="8">
            <text:p>8</text:p>
          </table:table-cell>
          <table:table-cell office:value-type="float" office:value="366">
            <text:p>366</text:p>
          </table:table-cell>
        </table:table-row>
        <table:table-row table:style-name="ro14">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office:value-type="date" office:date-value="2005-02-01">
            <text:p>01/02/2005</text:p>
          </table:table-cell>
          <table:table-cell office:value-type="date" office:date-value="2005-06-01">
            <text:p>01/06/2005</text:p>
          </table:table-cell>
          <table:table-cell office:value-type="float" office:value="7">
            <text:p>7</text:p>
          </table:table-cell>
          <table:table-cell office:value-type="float" office:value="120">
            <text:p>120</text:p>
          </table:table-cell>
        </table:table-row>
        <table:table-row table:style-name="ro14">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office:value-type="date" office:date-value="2005-02-01">
            <text:p>01/02/2005</text:p>
          </table:table-cell>
          <table:table-cell office:value-type="date" office:date-value="2005-06-01">
            <text:p>01/06/2005</text:p>
          </table:table-cell>
          <table:table-cell office:value-type="float" office:value="7.5">
            <text:p>7,5</text:p>
          </table:table-cell>
          <table:table-cell office:value-type="float" office:value="120">
            <text:p>120</text:p>
          </table:table-cell>
        </table:table-row>
        <table:table-row table:style-name="ro14">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8.5">
            <text:p>8,5</text:p>
          </table:table-cell>
          <table:table-cell office:value-type="float" office:value="212">
            <text:p>212</text:p>
          </table:table-cell>
        </table:table-row>
        <table:table-row table:style-name="ro14">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office:value-type="date" office:date-value="2005-02-01">
            <text:p>01/02/2005</text:p>
          </table:table-cell>
          <table:table-cell office:value-type="date" office:date-value="2005-09-01">
            <text:p>01/09/2005</text:p>
          </table:table-cell>
          <table:table-cell office:value-type="float" office:value="9.3">
            <text:p>9,3</text:p>
          </table:table-cell>
          <table:table-cell office:value-type="float" office:value="212">
            <text:p>212</text:p>
          </table:table-cell>
        </table:table-row>
        <table:table-row table:style-name="ro1">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office:value-type="date" office:date-value="2005-02-01">
            <text:p>01/02/2005</text:p>
          </table:table-cell>
          <table:table-cell office:value-type="date" office:date-value="2005-09-01">
            <text:p>01/09/2005</text:p>
          </table:table-cell>
          <table:table-cell office:value-type="float" office:value="9.6">
            <text:p>9,6</text:p>
          </table:table-cell>
          <table:table-cell office:value-type="float" office:value="212">
            <text:p>212</text:p>
          </table:table-cell>
        </table:table-row>
        <table:table-row table:style-name="ro14">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office:value-type="date" office:date-value="2005-02-01">
            <text:p>01/02/2005</text:p>
          </table:table-cell>
          <table:table-cell office:value-type="date" office:date-value="2005-09-01">
            <text:p>01/09/2005</text:p>
          </table:table-cell>
          <table:table-cell office:value-type="float" office:value="6.5">
            <text:p>6,5</text:p>
          </table:table-cell>
          <table:table-cell office:value-type="float" office:value="212">
            <text:p>212</text:p>
          </table:table-cell>
        </table:table-row>
        <table:table-row table:style-name="ro1">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office:value-type="date" office:date-value="2005-02-01">
            <text:p>01/02/2005</text:p>
          </table:table-cell>
          <table:table-cell office:value-type="date" office:date-value="2005-09-01">
            <text:p>01/09/2005</text:p>
          </table:table-cell>
          <table:table-cell office:value-type="float" office:value="9.1">
            <text:p>9,1</text:p>
          </table:table-cell>
          <table:table-cell office:value-type="float" office:value="212">
            <text:p>212</text:p>
          </table:table-cell>
        </table:table-row>
        <table:table-row table:style-name="ro14">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office:value-type="date" office:date-value="2006-02-01">
            <text:p>01/02/2006</text:p>
          </table:table-cell>
          <table:table-cell office:value-type="date" office:date-value="2006-09-01">
            <text:p>01/09/2006</text:p>
          </table:table-cell>
          <table:table-cell office:value-type="float" office:value="9">
            <text:p>9</text:p>
          </table:table-cell>
          <table:table-cell office:value-type="float" office:value="212">
            <text:p>212</text:p>
          </table:table-cell>
        </table:table-row>
        <table:table-row table:style-name="ro1">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office:value-type="date" office:date-value="2006-02-01">
            <text:p>01/02/2006</text:p>
          </table:table-cell>
          <table:table-cell office:value-type="date" office:date-value="2006-09-01">
            <text:p>01/09/2006</text:p>
          </table:table-cell>
          <table:table-cell office:value-type="float" office:value="8">
            <text:p>8</text:p>
          </table:table-cell>
          <table:table-cell office:value-type="float" office:value="212">
            <text:p>212</text:p>
          </table:table-cell>
        </table:table-row>
        <table:table-row table:style-name="ro14">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4">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office:value-type="date" office:date-value="2006-02-01">
            <text:p>01/02/2006</text:p>
          </table:table-cell>
          <table:table-cell office:value-type="date" office:date-value="2006-09-01">
            <text:p>01/09/2006</text:p>
          </table:table-cell>
          <table:table-cell office:value-type="float" office:value="9.7">
            <text:p>9,7</text:p>
          </table:table-cell>
          <table:table-cell office:value-type="float" office:value="212">
            <text:p>212</text:p>
          </table:table-cell>
        </table:table-row>
        <table:table-row table:style-name="ro14">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office:value-type="date" office:date-value="2006-02-01">
            <text:p>01/02/2006</text:p>
          </table:table-cell>
          <table:table-cell office:value-type="date" office:date-value="2006-09-01">
            <text:p>01/09/2006</text:p>
          </table:table-cell>
          <table:table-cell office:value-type="float" office:value="8.8">
            <text:p>8,8</text:p>
          </table:table-cell>
          <table:table-cell office:value-type="float" office:value="212">
            <text:p>212</text:p>
          </table:table-cell>
        </table:table-row>
        <table:table-row table:style-name="ro14">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office:value-type="date" office:date-value="2006-02-01">
            <text:p>01/02/2006</text:p>
          </table:table-cell>
          <table:table-cell office:value-type="date" office:date-value="2007-02-01">
            <text:p>01/02/2007</text:p>
          </table:table-cell>
          <table:table-cell office:value-type="float" office:value="8.3">
            <text:p>8,3</text:p>
          </table:table-cell>
          <table:table-cell office:value-type="float" office:value="365">
            <text:p>365</text:p>
          </table:table-cell>
        </table:table-row>
        <table:table-row table:style-name="ro14">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office:value-type="date" office:date-value="2006-02-01">
            <text:p>01/02/2006</text:p>
          </table:table-cell>
          <table:table-cell office:value-type="date" office:date-value="2007-02-01">
            <text:p>01/02/2007</text:p>
          </table:table-cell>
          <table:table-cell office:value-type="float" office:value="8.1">
            <text:p>8,1</text:p>
          </table:table-cell>
          <table:table-cell office:value-type="float" office:value="365">
            <text:p>365</text:p>
          </table:table-cell>
        </table:table-row>
        <table:table-row table:style-name="ro14">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office:value-type="date" office:date-value="2004-02-01">
            <text:p>01/02/2004</text:p>
          </table:table-cell>
          <table:table-cell office:value-type="date" office:date-value="2007-02-01">
            <text:p>01/02/2007</text:p>
          </table:table-cell>
          <table:table-cell office:value-type="float" office:value="7">
            <text:p>7</text:p>
          </table:table-cell>
          <table:table-cell office:value-type="float" office:value="1096">
            <text:p>1096</text:p>
          </table:table-cell>
        </table:table-row>
        <table:table-row table:style-name="ro14">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office:value-type="date" office:date-value="2006-02-01">
            <text:p>01/02/2006</text:p>
          </table:table-cell>
          <table:table-cell office:value-type="date" office:date-value="2007-06-01">
            <text:p>01/06/2007</text:p>
          </table:table-cell>
          <table:table-cell office:value-type="float" office:value="6.3">
            <text:p>6,3</text:p>
          </table:table-cell>
          <table:table-cell office:value-type="float" office:value="485">
            <text:p>485</text:p>
          </table:table-cell>
        </table:table-row>
        <table:table-row table:style-name="ro14">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office:value-type="date" office:date-value="2005-02-01">
            <text:p>01/02/2005</text:p>
          </table:table-cell>
          <table:table-cell office:value-type="date" office:date-value="2007-06-01">
            <text:p>01/06/2007</text:p>
          </table:table-cell>
          <table:table-cell office:value-type="float" office:value="5.3">
            <text:p>5,3</text:p>
          </table:table-cell>
          <table:table-cell office:value-type="float" office:value="850">
            <text:p>850</text:p>
          </table:table-cell>
        </table:table-row>
        <table:table-row table:style-name="ro14">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office:value-type="date" office:date-value="2006-02-01">
            <text:p>01/02/2006</text:p>
          </table:table-cell>
          <table:table-cell office:value-type="date" office:date-value="2007-06-01">
            <text:p>01/06/2007</text:p>
          </table:table-cell>
          <table:table-cell office:value-type="float" office:value="9.5">
            <text:p>9,5</text:p>
          </table:table-cell>
          <table:table-cell office:value-type="float" office:value="485">
            <text:p>485</text:p>
          </table:table-cell>
        </table:table-row>
        <table:table-row table:style-name="ro14">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office:value-type="date" office:date-value="2006-02-01">
            <text:p>01/02/2006</text:p>
          </table:table-cell>
          <table:table-cell office:value-type="date" office:date-value="2007-06-01">
            <text:p>01/06/2007</text:p>
          </table:table-cell>
          <table:table-cell office:value-type="float" office:value="8.4">
            <text:p>8,4</text:p>
          </table:table-cell>
          <table:table-cell office:value-type="float" office:value="485">
            <text:p>485</text:p>
          </table:table-cell>
        </table:table-row>
        <table:table-row table:style-name="ro14">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office:value-type="date" office:date-value="2007-02-01">
            <text:p>01/02/2007</text:p>
          </table:table-cell>
          <table:table-cell office:value-type="date" office:date-value="2007-09-01">
            <text:p>01/09/2007</text:p>
          </table:table-cell>
          <table:table-cell office:value-type="float" office:value="9">
            <text:p>9</text:p>
          </table:table-cell>
          <table:table-cell office:value-type="float" office:value="212">
            <text:p>212</text:p>
          </table:table-cell>
        </table:table-row>
        <table:table-row table:style-name="ro14">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office:value-type="date" office:date-value="2007-02-01">
            <text:p>01/02/2007</text:p>
          </table:table-cell>
          <table:table-cell office:value-type="date" office:date-value="2007-09-01">
            <text:p>01/09/2007</text:p>
          </table:table-cell>
          <table:table-cell office:value-type="float" office:value="9.2">
            <text:p>9,2</text:p>
          </table:table-cell>
          <table:table-cell office:value-type="float" office:value="212">
            <text:p>212</text:p>
          </table:table-cell>
        </table:table-row>
        <table:table-row table:style-name="ro14">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office:value-type="date" office:date-value="2007-02-01">
            <text:p>01/02/2007</text:p>
          </table:table-cell>
          <table:table-cell office:value-type="date" office:date-value="2007-09-01">
            <text:p>01/09/2007</text:p>
          </table:table-cell>
          <table:table-cell office:value-type="float" office:value="8.5">
            <text:p>8,5</text:p>
          </table:table-cell>
          <table:table-cell office:value-type="float" office:value="212">
            <text:p>212</text:p>
          </table:table-cell>
        </table:table-row>
        <table:table-row table:style-name="ro14">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office:value-type="date" office:date-value="2007-02-01">
            <text:p>01/02/2007</text:p>
          </table:table-cell>
          <table:table-cell office:value-type="date" office:date-value="2007-09-01">
            <text:p>01/09/2007</text:p>
          </table:table-cell>
          <table:table-cell office:value-type="float" office:value="8.3">
            <text:p>8,3</text:p>
          </table:table-cell>
          <table:table-cell office:value-type="float" office:value="212">
            <text:p>212</text:p>
          </table:table-cell>
        </table:table-row>
        <table:table-row table:style-name="ro14">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8.5">
            <text:p>8,5</text:p>
          </table:table-cell>
          <table:table-cell office:value-type="float" office:value="730">
            <text:p>730</text:p>
          </table:table-cell>
        </table:table-row>
        <table:table-row table:style-name="ro14">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9">
            <text:p>9</text:p>
          </table:table-cell>
          <table:table-cell office:value-type="float" office:value="730">
            <text:p>730</text:p>
          </table:table-cell>
        </table:table-row>
        <table:table-row table:style-name="ro14">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office:value-type="date" office:date-value="2007-02-01">
            <text:p>01/02/2007</text:p>
          </table:table-cell>
          <table:table-cell office:value-type="date" office:date-value="2008-02-01">
            <text:p>01/02/2008</text:p>
          </table:table-cell>
          <table:table-cell office:value-type="float" office:value="8.5">
            <text:p>8,5</text:p>
          </table:table-cell>
          <table:table-cell office:value-type="float" office:value="365">
            <text:p>365</text:p>
          </table:table-cell>
        </table:table-row>
        <table:table-row table:style-name="ro14">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office:value-type="date" office:date-value="2006-02-01">
            <text:p>01/02/2006</text:p>
          </table:table-cell>
          <table:table-cell office:value-type="date" office:date-value="2008-06-01">
            <text:p>01/06/2008</text:p>
          </table:table-cell>
          <table:table-cell office:value-type="float" office:value="8.1">
            <text:p>8,1</text:p>
          </table:table-cell>
          <table:table-cell office:value-type="float" office:value="851">
            <text:p>851</text:p>
          </table:table-cell>
        </table:table-row>
        <table:table-row table:style-name="ro14">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office:value-type="date" office:date-value="2008-02-01">
            <text:p>01/02/2008</text:p>
          </table:table-cell>
          <table:table-cell office:value-type="date" office:date-value="2008-06-01">
            <text:p>01/06/2008</text:p>
          </table:table-cell>
          <table:table-cell office:value-type="float" office:value="9.3">
            <text:p>9,3</text:p>
          </table:table-cell>
          <table:table-cell office:value-type="float" office:value="121">
            <text:p>121</text:p>
          </table:table-cell>
        </table:table-row>
        <table:table-row table:style-name="ro5">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office:value-type="date" office:date-value="2008-02-01">
            <text:p>01/02/2008</text:p>
          </table:table-cell>
          <table:table-cell office:value-type="date" office:date-value="2008-06-01">
            <text:p>01/06/2008</text:p>
          </table:table-cell>
          <table:table-cell office:value-type="float" office:value="9.8">
            <text:p>9,8</text:p>
          </table:table-cell>
          <table:table-cell office:value-type="float" office:value="121">
            <text:p>121</text:p>
          </table:table-cell>
        </table:table-row>
        <table:table-row table:style-name="ro14">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office:value-type="date" office:date-value="2008-02-01">
            <text:p>01/02/2008</text:p>
          </table:table-cell>
          <table:table-cell office:value-type="date" office:date-value="2008-06-01">
            <text:p>01/06/2008</text:p>
          </table:table-cell>
          <table:table-cell office:value-type="float" office:value="8.2">
            <text:p>8,2</text:p>
          </table:table-cell>
          <table:table-cell office:value-type="float" office:value="121">
            <text:p>121</text:p>
          </table:table-cell>
        </table:table-row>
        <table:table-row table:style-name="ro14">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office:value-type="date" office:date-value="2008-02-01">
            <text:p>01/02/2008</text:p>
          </table:table-cell>
          <table:table-cell office:value-type="date" office:date-value="2008-06-01">
            <text:p>01/06/2008</text:p>
          </table:table-cell>
          <table:table-cell office:value-type="float" office:value="8.4">
            <text:p>8,4</text:p>
          </table:table-cell>
          <table:table-cell office:value-type="float" office:value="121">
            <text:p>121</text:p>
          </table:table-cell>
        </table:table-row>
        <table:table-row table:style-name="ro3">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office:value-type="date" office:date-value="2008-02-01">
            <text:p>01/02/2008</text:p>
          </table:table-cell>
          <table:table-cell office:value-type="date" office:date-value="2008-09-01">
            <text:p>01/09/2008</text:p>
          </table:table-cell>
          <table:table-cell office:value-type="float" office:value="7.8">
            <text:p>7,8</text:p>
          </table:table-cell>
          <table:table-cell office:value-type="float" office:value="213">
            <text:p>213</text:p>
          </table:table-cell>
        </table:table-row>
        <table:table-row table:style-name="ro14">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office:value-type="date" office:date-value="2008-02-01">
            <text:p>01/02/2008</text:p>
          </table:table-cell>
          <table:table-cell office:value-type="date" office:date-value="2008-09-01">
            <text:p>01/09/2008</text:p>
          </table:table-cell>
          <table:table-cell office:value-type="float" office:value="9.5">
            <text:p>9,5</text:p>
          </table:table-cell>
          <table:table-cell office:value-type="float" office:value="213">
            <text:p>213</text:p>
          </table:table-cell>
        </table:table-row>
        <table:table-row table:style-name="ro3">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office:value-type="date" office:date-value="2008-02-01">
            <text:p>01/02/2008</text:p>
          </table:table-cell>
          <table:table-cell office:value-type="date" office:date-value="2009-02-01">
            <text:p>01/02/2009</text:p>
          </table:table-cell>
          <table:table-cell office:value-type="float" office:value="7.8">
            <text:p>7,8</text:p>
          </table:table-cell>
          <table:table-cell office:value-type="float" office:value="366">
            <text:p>366</text:p>
          </table:table-cell>
        </table:table-row>
        <table:table-row table:style-name="ro8">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office:value-type="date" office:date-value="2009-02-01">
            <text:p>01/02/2009</text:p>
          </table:table-cell>
          <table:table-cell office:value-type="date" office:date-value="2009-06-01">
            <text:p>01/06/2009</text:p>
          </table:table-cell>
          <table:table-cell office:value-type="float" office:value="9.6">
            <text:p>9,6</text:p>
          </table:table-cell>
          <table:table-cell office:value-type="float" office:value="120">
            <text:p>120</text:p>
          </table:table-cell>
        </table:table-row>
        <table:table-row table:style-name="ro4">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office:value-type="date" office:date-value="2009-02-01">
            <text:p>01/02/2009</text:p>
          </table:table-cell>
          <table:table-cell office:value-type="date" office:date-value="2009-06-01">
            <text:p>01/06/2009</text:p>
          </table:table-cell>
          <table:table-cell office:value-type="float" office:value="9.2">
            <text:p>9,2</text:p>
          </table:table-cell>
          <table:table-cell office:value-type="float" office:value="120">
            <text:p>120</text:p>
          </table:table-cell>
        </table:table-row>
        <table:table-row table:style-name="ro11">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4">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1">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8.7">
            <text:p>8,7</text:p>
          </table:table-cell>
          <table:table-cell office:value-type="float" office:value="212">
            <text:p>212</text:p>
          </table:table-cell>
        </table:table-row>
        <table:table-row table:style-name="ro12">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office:value-type="date" office:date-value="2009-02-01">
            <text:p>01/02/2009</text:p>
          </table:table-cell>
          <table:table-cell office:value-type="date" office:date-value="2009-09-01">
            <text:p>01/09/2009</text:p>
          </table:table-cell>
          <table:table-cell office:value-type="float" office:value="8.5">
            <text:p>8,5</text:p>
          </table:table-cell>
          <table:table-cell office:value-type="float" office:value="212">
            <text:p>212</text:p>
          </table:table-cell>
        </table:table-row>
        <table:table-row table:style-name="ro1">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office:value-type="date" office:date-value="2007-02-01">
            <text:p>01/02/2007</text:p>
          </table:table-cell>
          <table:table-cell office:value-type="date" office:date-value="2009-09-01">
            <text:p>01/09/2009</text:p>
          </table:table-cell>
          <table:table-cell office:value-type="float" office:value="9.4">
            <text:p>9,4</text:p>
          </table:table-cell>
          <table:table-cell office:value-type="float" office:value="943">
            <text:p>943</text:p>
          </table:table-cell>
        </table:table-row>
        <table:table-row table:style-name="ro5">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6">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6">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9">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1">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office:value-type="date" office:date-value="2009-02-01">
            <text:p>01/02/2009</text:p>
          </table:table-cell>
          <table:table-cell office:value-type="date" office:date-value="2010-06-01">
            <text:p>01/06/2010</text:p>
          </table:table-cell>
          <table:table-cell office:value-type="float" office:value="8.4">
            <text:p>8,4</text:p>
          </table:table-cell>
          <table:table-cell office:value-type="float" office:value="485">
            <text:p>485</text:p>
          </table:table-cell>
        </table:table-row>
        <table:table-row table:style-name="ro4">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office:value-type="date" office:date-value="2009-02-01">
            <text:p>01/02/2009</text:p>
          </table:table-cell>
          <table:table-cell office:value-type="date" office:date-value="2010-07-01">
            <text:p>01/07/2010</text:p>
          </table:table-cell>
          <table:table-cell office:value-type="float" office:value="9.3">
            <text:p>9,3</text:p>
          </table:table-cell>
          <table:table-cell office:value-type="float" office:value="515">
            <text:p>515</text:p>
          </table:table-cell>
        </table:table-row>
        <table:table-row table:style-name="ro17">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
            <text:p>9</text:p>
          </table:table-cell>
          <table:table-cell office:value-type="float" office:value="150">
            <text:p>150</text:p>
          </table:table-cell>
        </table:table-row>
        <table:table-row table:style-name="ro14">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12">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3">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2">
            <text:p>9,2</text:p>
          </table:table-cell>
          <table:table-cell office:value-type="float" office:value="150">
            <text:p>150</text:p>
          </table:table-cell>
        </table:table-row>
        <table:table-row table:style-name="ro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office:value-type="date" office:date-value="2009-02-01">
            <text:p>01/02/2009</text:p>
          </table:table-cell>
          <table:table-cell office:value-type="date" office:date-value="2011-06-01">
            <text:p>01/06/2011</text:p>
          </table:table-cell>
          <table:table-cell office:value-type="float" office:value="8.5">
            <text:p>8,5</text:p>
          </table:table-cell>
          <table:table-cell office:value-type="float" office:value="850">
            <text:p>850</text:p>
          </table:table-cell>
        </table:table-row>
        <table:table-row table:style-name="ro12">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office:value-type="date" office:date-value="2009-02-01">
            <text:p>01/02/2009</text:p>
          </table:table-cell>
          <table:table-cell office:value-type="date" office:date-value="2011-07-01">
            <text:p>01/07/2011</text:p>
          </table:table-cell>
          <table:table-cell office:value-type="float" office:value="8.5">
            <text:p>8,5</text:p>
          </table:table-cell>
          <table:table-cell office:value-type="float" office:value="880">
            <text:p>880</text:p>
          </table:table-cell>
        </table:table-row>
        <table:table-row table:style-name="ro14">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office:value-type="date" office:date-value="2009-02-01">
            <text:p>01/02/2009</text:p>
          </table:table-cell>
          <table:table-cell office:value-type="date" office:date-value="2011-07-02">
            <text:p>02/07/2011</text:p>
          </table:table-cell>
          <table:table-cell office:value-type="float" office:value="9.5">
            <text:p>9,5</text:p>
          </table:table-cell>
          <table:table-cell office:value-type="float" office:value="881">
            <text:p>881</text:p>
          </table:table-cell>
        </table:table-row>
        <table:table-row table:style-name="ro8">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office:value-type="date" office:date-value="2009-02-01">
            <text:p>01/02/2009</text:p>
          </table:table-cell>
          <table:table-cell office:value-type="date" office:date-value="2011-07-03">
            <text:p>03/07/2011</text:p>
          </table:table-cell>
          <table:table-cell office:value-type="float" office:value="9">
            <text:p>9</text:p>
          </table:table-cell>
          <table:table-cell office:value-type="float" office:value="882">
            <text:p>882</text:p>
          </table:table-cell>
        </table:table-row>
        <table:table-row table:style-name="ro9">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office:value-type="date" office:date-value="2011-02-01">
            <text:p>01/02/2011</text:p>
          </table:table-cell>
          <table:table-cell office:value-type="date" office:date-value="2011-07-04">
            <text:p>04/07/2011</text:p>
          </table:table-cell>
          <table:table-cell office:value-type="float" office:value="9">
            <text:p>9</text:p>
          </table:table-cell>
          <table:table-cell office:value-type="float" office:value="153">
            <text:p>153</text:p>
          </table:table-cell>
        </table:table-row>
        <table:table-row table:style-name="ro9">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office:value-type="date" office:date-value="2011-02-01">
            <text:p>01/02/2011</text:p>
          </table:table-cell>
          <table:table-cell office:value-type="date" office:date-value="2011-07-05">
            <text:p>05/07/2011</text:p>
          </table:table-cell>
          <table:table-cell office:value-type="float" office:value="8.2">
            <text:p>8,2</text:p>
          </table:table-cell>
          <table:table-cell office:value-type="float" office:value="154">
            <text:p>154</text:p>
          </table:table-cell>
        </table:table-row>
        <table:table-row table:style-name="ro8">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office:value-type="date" office:date-value="2011-02-01">
            <text:p>01/02/2011</text:p>
          </table:table-cell>
          <table:table-cell office:value-type="date" office:date-value="2011-07-06">
            <text:p>06/07/2011</text:p>
          </table:table-cell>
          <table:table-cell office:value-type="float" office:value="9">
            <text:p>9</text:p>
          </table:table-cell>
          <table:table-cell office:value-type="float" office:value="155">
            <text:p>155</text:p>
          </table:table-cell>
        </table:table-row>
        <table:table-row table:style-name="ro10">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office:value-type="date" office:date-value="2011-09-01">
            <text:p>01/09/2011</text:p>
          </table:table-cell>
          <table:table-cell office:value-type="date" office:date-value="2012-06-06">
            <text:p>06/06/2012</text:p>
          </table:table-cell>
          <table:table-cell office:value-type="float" office:value="9">
            <text:p>9</text:p>
          </table:table-cell>
          <table:table-cell office:value-type="float" office:value="279">
            <text:p>279</text:p>
          </table:table-cell>
        </table:table-row>
        <table:table-row table:style-name="ro3">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office:value-type="date" office:date-value="2012-02-01">
            <text:p>01/02/2012</text:p>
          </table:table-cell>
          <table:table-cell office:value-type="date" office:date-value="2012-06-06">
            <text:p>06/06/2012</text:p>
          </table:table-cell>
          <table:table-cell office:value-type="float" office:value="9">
            <text:p>9</text:p>
          </table:table-cell>
          <table:table-cell office:value-type="float" office:value="126">
            <text:p>126</text:p>
          </table:table-cell>
        </table:table-row>
        <table:table-row table:style-name="ro5">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office:value-type="date" office:date-value="2011-09-01">
            <text:p>01/09/2011</text:p>
          </table:table-cell>
          <table:table-cell office:value-type="date" office:date-value="2012-07-06">
            <text:p>06/07/2012</text:p>
          </table:table-cell>
          <table:table-cell office:value-type="float" office:value="9">
            <text:p>9</text:p>
          </table:table-cell>
          <table:table-cell office:value-type="float" office:value="309">
            <text:p>309</text:p>
          </table:table-cell>
        </table:table-row>
        <table:table-row table:style-name="ro5">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office:value-type="date" office:date-value="2011-09-01">
            <text:p>01/09/2011</text:p>
          </table:table-cell>
          <table:table-cell office:value-type="date" office:date-value="2012-07-06">
            <text:p>06/07/2012</text:p>
          </table:table-cell>
          <table:table-cell office:value-type="float" office:value="8">
            <text:p>8</text:p>
          </table:table-cell>
          <table:table-cell office:value-type="float" office:value="309">
            <text:p>309</text:p>
          </table:table-cell>
        </table:table-row>
        <table:table-row table:style-name="ro12">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office:value-type="date" office:date-value="2011-06-01">
            <text:p>01/06/2011</text:p>
          </table:table-cell>
          <table:table-cell office:value-type="date" office:date-value="2012-07-06">
            <text:p>06/07/2012</text:p>
          </table:table-cell>
          <table:table-cell office:value-type="float" office:value="9">
            <text:p>9</text:p>
          </table:table-cell>
          <table:table-cell office:value-type="float" office:value="401">
            <text:p>401</text:p>
          </table:table-cell>
        </table:table-row>
        <table:table-row table:style-name="ro8">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office:value-type="date" office:date-value="2011-09-01">
            <text:p>01/09/2011</text:p>
          </table:table-cell>
          <table:table-cell office:value-type="date" office:date-value="2012-07-06">
            <text:p>06/07/2012</text:p>
          </table:table-cell>
          <table:table-cell office:value-type="float" office:value="9.25">
            <text:p>9,25</text:p>
          </table:table-cell>
          <table:table-cell office:value-type="float" office:value="309">
            <text:p>309</text:p>
          </table:table-cell>
        </table:table-row>
        <table:table-row table:style-name="ro5">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office:value-type="date" office:date-value="2012-09-01">
            <text:p>01/09/2012</text:p>
          </table:table-cell>
          <table:table-cell office:value-type="date" office:date-value="2013-07-01">
            <text:p>01/07/2013</text:p>
          </table:table-cell>
          <table:table-cell office:value-type="float" office:value="9.8">
            <text:p>9,8</text:p>
          </table:table-cell>
          <table:table-cell office:value-type="float" office:value="303">
            <text:p>303</text:p>
          </table:table-cell>
        </table:table-row>
        <table:table-row table:style-name="ro14">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14">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12">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office:value-type="date" office:date-value="2012-09-01">
            <text:p>01/09/2012</text:p>
          </table:table-cell>
          <table:table-cell office:value-type="date" office:date-value="2013-07-01">
            <text:p>01/07/2013</text:p>
          </table:table-cell>
          <table:table-cell office:value-type="float" office:value="7">
            <text:p>7</text:p>
          </table:table-cell>
          <table:table-cell office:value-type="float" office:value="303">
            <text:p>303</text:p>
          </table:table-cell>
        </table:table-row>
        <table:table-row table:style-name="ro14">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8">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5">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office:value-type="date" office:date-value="2013-02-01">
            <text:p>01/02/2013</text:p>
          </table:table-cell>
          <table:table-cell office:value-type="date" office:date-value="2013-07-01">
            <text:p>01/07/2013</text:p>
          </table:table-cell>
          <table:table-cell office:value-type="float" office:value="8.3">
            <text:p>8,3</text:p>
          </table:table-cell>
          <table:table-cell office:value-type="float" office:value="150">
            <text:p>150</text:p>
          </table:table-cell>
        </table:table-row>
        <table:table-row table:style-name="ro3">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office:value-type="date" office:date-value="2013-02-01">
            <text:p>01/02/2013</text:p>
          </table:table-cell>
          <table:table-cell office:value-type="date" office:date-value="2014-07-01">
            <text:p>01/07/2014</text:p>
          </table:table-cell>
          <table:table-cell office:value-type="float" office:value="8.8">
            <text:p>8,8</text:p>
          </table:table-cell>
          <table:table-cell office:value-type="float" office:value="515">
            <text:p>515</text:p>
          </table:table-cell>
        </table:table-row>
        <table:table-row table:style-name="ro3">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office:value-type="date" office:date-value="2013-02-01">
            <text:p>01/02/2013</text:p>
          </table:table-cell>
          <table:table-cell office:value-type="date" office:date-value="2014-07-01">
            <text:p>01/07/2014</text:p>
          </table:table-cell>
          <table:table-cell office:value-type="float" office:value="8.1">
            <text:p>8,1</text:p>
          </table:table-cell>
          <table:table-cell office:value-type="float" office:value="515">
            <text:p>515</text:p>
          </table:table-cell>
        </table:table-row>
        <table:table-row table:style-name="ro17">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office:value-type="date" office:date-value="2014-02-01">
            <text:p>01/02/2014</text:p>
          </table:table-cell>
          <table:table-cell office:value-type="date" office:date-value="2014-07-01">
            <text:p>01/07/2014</text:p>
          </table:table-cell>
          <table:table-cell office:value-type="float" office:value="9.6">
            <text:p>9,6</text:p>
          </table:table-cell>
          <table:table-cell office:value-type="float" office:value="150">
            <text:p>150</text:p>
          </table:table-cell>
        </table:table-row>
        <table:table-row table:style-name="ro8">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office:value-type="date" office:date-value="2014-02-01">
            <text:p>01/02/2014</text:p>
          </table:table-cell>
          <table:table-cell office:value-type="date" office:date-value="2014-07-01">
            <text:p>01/07/2014</text:p>
          </table:table-cell>
          <table:table-cell office:value-type="float" office:value="9.1">
            <text:p>9,1</text:p>
          </table:table-cell>
          <table:table-cell office:value-type="float" office:value="150">
            <text:p>150</text:p>
          </table:table-cell>
        </table:table-row>
        <table:table-row table:style-name="ro1">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office:value-type="date" office:date-value="2014-02-01">
            <text:p>01/02/2014</text:p>
          </table:table-cell>
          <table:table-cell office:value-type="date" office:date-value="2014-07-01">
            <text:p>01/07/2014</text:p>
          </table:table-cell>
          <table:table-cell office:value-type="float" office:value="9.2">
            <text:p>9,2</text:p>
          </table:table-cell>
          <table:table-cell office:value-type="float" office:value="150">
            <text:p>150</text:p>
          </table:table-cell>
        </table:table-row>
        <table:table-row table:style-name="ro14">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office:value-type="date" office:date-value="2013-09-01">
            <text:p>01/09/2013</text:p>
          </table:table-cell>
          <table:table-cell office:value-type="date" office:date-value="2014-07-01">
            <text:p>01/07/2014</text:p>
          </table:table-cell>
          <table:table-cell office:value-type="float" office:value="9">
            <text:p>9</text:p>
          </table:table-cell>
          <table:table-cell office:value-type="float" office:value="303">
            <text:p>303</text:p>
          </table:table-cell>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table table:name="GesproPract" table:style-name="ta1" table:print="false">
        <table:table-column table:style-name="co1" table:default-cell-style-name="Default"/>
        <table:table-row table:style-name="ro1">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28/11/2016</text:date>, <text:time>15:43:40</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1.2$Win32 OpenOffice.org_project/412m3$Build-9782</meta:generator>
    <dc:date>2016-11-28T15:43:39.89</dc:date>
    <dc:creator>Miguel Leon</dc:creator>
    <meta:editing-duration>PT1H54M10S</meta:editing-duration>
    <meta:editing-cycles>16</meta:editing-cycles>
    <meta:document-statistic meta:table-count="10" meta:cell-count="2698" meta:object-count="0"/>
  </office:meta>
</office:document-meta>
</file>